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.106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cm"/>
    </style:style>
    <style:style style:name="P1" style:family="paragraph">
      <style:paragraph-properties fo:margin-left="0cm" fo:margin-right="0cm" fo:text-align="center" fo:text-indent="0cm"/>
      <style:text-properties fo:font-family="'Arial Black'" style:font-family-generic="swiss" style:font-pitch="variable" fo:font-size="48pt" style:font-size-asian="48pt" style:font-size-complex="48pt"/>
    </style:style>
    <style:style style:name="P2" style:family="paragraph">
      <style:paragraph-properties fo:margin-left="0cm" fo:margin-right="0cm" fo:text-align="center" fo:text-indent="0cm"/>
      <style:text-properties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493cm" svg:x="0cm" svg:y="-0.246cm" presentation:class="title" presentation:user-transformed="true">
          <draw:text-box>
            <text:p text:style-name="P1"><text:span text:style-name="T1">Przyjdź,</text:span><text:span text:style-name="T1"><text:line-break/></text:span><text:span text:style-name="T1">teraz jest czas, by wielbić.</text:span><text:span text:style-name="T1"><text:line-break/></text:span><text:span text:style-name="T1">Przyjdź,</text:span><text:span text:style-name="T1"><text:line-break/></text:span><text:span text:style-name="T1">teraz jest czas, by serce dać.</text:span><text:span text:style-name="T1"><text:line-break/></text:span><text:span text:style-name="T1">Przyjdź, do Niego, jaki jesteś</text:span><text:span text:style-name="T1"><text:line-break/></text:span><text:span text:style-name="T1">Przyjdź,</text:span><text:span text:style-name="T1"><text:line-break/></text:span><text:span text:style-name="T1">przed twoim Bogiem</text:span><text:span text:style-name="T1"><text:line-break/></text:span><text:span text:style-name="T1">teraz stań.</text:span><text:span text:style-name="T1"><text:line-break/></text:span><text:span text:style-name="T1">Przyjdź!</text:span></text:p>
          </draw:text-box>
        </draw:frame>
        <presentation:notes draw:style-name="dp2">
          <draw:page-thumbnail draw:style-name="gr1" draw:layer="layout" svg:width="14.848cm" svg:height="11.136cm" svg:x="3.5cm" svg:y="1.5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ażdy język wyzna,</text:span><text:span text:style-name="T1"><text:line-break/></text:span><text:span text:style-name="T1">że Tyś Bogiem jest,</text:span><text:span text:style-name="T1"><text:line-break/></text:span><text:span text:style-name="T1">kolano każde zegnie się!</text:span><text:span text:style-name="T1"><text:line-break/></text:span><text:span text:style-name="T1">Wciąż największe skarby</text:span><text:span text:style-name="T1"><text:line-break/></text:span><text:span text:style-name="T1">czekają na tych,</text:span><text:span text:style-name="T1"><text:line-break/></text:span><text:span text:style-name="T1">którzy dziś wybiorą Cię!</text:span></text:p>
          </draw:text-box>
        </draw:frame>
        <presentation:notes draw:style-name="dp2">
          <draw:page-thumbnail draw:style-name="gr1" draw:layer="layout" svg:width="14.848cm" svg:height="11.136cm" svg:x="3.5cm" svg:y="1.5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3-28T23:03:17</meta:creation-date>
    <dc:date>2015-11-16T19:32:19.58</dc:date>
    <dc:language>pl-PL</dc:language>
    <meta:editing-cycles>11</meta:editing-cycles>
    <meta:editing-duration>PT23M15S</meta:editing-duration>
    <dc:creator>Woda Życia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